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paragraph-properties fo:break-before="page"/>
    </style:style>
    <style:style style:name="T1" style:family="text">
      <style:text-properties officeooo:rsid="0000438b"/>
    </style:style>
    <style:style style:name="T2" style:family="text">
      <style:text-properties fo:font-weight="bold" style:font-weight-asian="bold" style:font-weight-complex="bold"/>
    </style:style>
    <style:style style:name="T3" style:family="text">
      <style:text-properties officeooo:rsid="000210c0"/>
    </style:style>
    <style:style style:name="T4" style:family="text">
      <style:text-properties officeooo:rsid="000239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er 1</text:h>
      <text:h text:style-name="Heading_20_2" text:outline-level="2">No way to cancel review</text:h>
      <text:p text:style-name="Text_20_body"><text:span text:style-name="T2">Heuristic</text:span>: User Control &amp; Freedom</text:p>
      <text:p text:style-name="Text_20_body"><text:span text:style-name="T2">Severity</text:span>: 4</text:p>
      <text:p text:style-name="Text_20_body"><text:span text:style-name="T2">Description</text:span>: Once I enter the "Leave a review" task, I can't cancel writing a review. This might happen if I realize I'm reviewing the wrong property.</text:p>
      <text:p text:style-name="Text_20_body"><text:span text:style-name="T2">Proposal</text:span>: Add a button that just takes me back to the previous screen.</text:p>
      <text:h text:style-name="Heading_20_2" text:outline-level="2">Unclear what's going on while identity is being verified</text:h>
      <text:p text:style-name="Text_20_body"><text:span text:style-name="T2">Heuristic</text:span>: Visibility of System Status</text:p>
      <text:p text:style-name="Text_20_body"><text:span text:style-name="T2">Severity</text:span>: 2</text:p>
      <text:p text:style-name="Text_20_body"><text:span text:style-name="T2">Description</text:span>: When I send the email to the account verification team, I'm taken to a loading page. To this point I feel like I'm in control of the process but when I get here, obviously it's out of my hands, but the change may be a bit jarring.</text:p>
      <text:p text:style-name="Text_20_body"><text:span text:style-name="T2">Proposal</text:span>: To improve this, the design team should add some more text that gets updated as updates come in. Like, maybe at first it says "The team is receiving the documents," then "Your documents are being analyzed," and if something goes wrong, then I get to know immediately.</text:p>
      <text:h text:style-name="Heading_20_2" text:outline-level="2">Inconsistent and technical language while "verifying"</text:h>
      <text:p text:style-name="Text_20_body"><text:span text:style-name="T2">Heuristic</text:span>: Matching</text:p>
      <text:p text:style-name="Text_20_body"><text:span text:style-name="T2">Severity</text:span>: 1</text:p>
      <text:p text:style-name="Text_20_body"><text:span text:style-name="T2">Description</text:span>: It's unclear what specifically this task is doing. First I'm told my identity is being verified, then it seems like the team is trying to prove I own the properties I supposedly listed in my application, and then it's my "application" that's being verified...</text:p>
      <text:p text:style-name="Text_20_body"><text:span text:style-name="T2">Proposal</text:span>: I think you should stick to one phrasing, most accurately, something to the effect of "proving I own the properties," since that's very concrete and immediately gives me a good idea of what documents I need to send in</text:p>
      <text:p text:style-name="Text_20_body"/>
      <text:h text:style-name="P1" text:outline-level="1">User 2</text:h>
      <text:h text:style-name="Heading_20_2" text:outline-level="2">Can't stop writing review once I've started?</text:h>
      <text:p text:style-name="Text_20_body"><text:span text:style-name="T2">Heuristic</text:span>: User Control &amp; Freedom</text:p>
      <text:p text:style-name="Text_20_body"><text:span text:style-name="T2">Severity</text:span>: 4</text:p>
      <text:p text:style-name="Text_20_body"><text:span text:style-name="T2">Description</text:span>: I'm only given the option to publish my review.</text:p>
      <text:p text:style-name="Text_20_body"><text:span text:style-name="T2">Proposal</text:span>: I should be able to cancel this and go back to the main page.</text:p>
      <text:h text:style-name="Heading_20_2" text:outline-level="2">Can't retry when my application was rejected</text:h>
      <text:p text:style-name="Text_20_body"><text:span text:style-name="T2">Heuristic</text:span>: User Control &amp; Freedom</text:p>
      <text:p text:style-name="Text_20_body"><text:span text:style-name="T2">Severity</text:span>: 4</text:p>
      <text:p text:style-name="Text_20_body"><text:span text:style-name="T2">Description</text:span>: When I test having my application get rejected, I only get the "Finish" button.</text:p>
      <text:p text:style-name="Text_20_body"><text:span text:style-name="T2">Proposal</text:span>: This is clearly an "error state" and I'd feel more empowered if I'm given the option to try again immediately. So, the UI needs a retry button.</text:p>
      <text:h text:style-name="Heading_20_2" text:outline-level="2">What documentation can I send?</text:h>
      <text:p text:style-name="Text_20_body"><text:span text:style-name="T2">Heuristic</text:span>: Help &amp; Documentation</text:p>
      <text:p text:style-name="Text_20_body"><text:span text:style-name="T2">Severity</text:span>: 3</text:p>
      <text:p text:style-name="Text_20_body"><text:span text:style-name="T2">Description</text:span>: The blurb <text:span text:style-name="T4">on</text:span> how to get my account approved doesn't tell me what documents the <text:span text:style-name="T1">a</text:span>ccount verification team will accept.</text:p>
      <text:p text:style-name="Text_20_body"><text:span text:style-name="T2">Proposal</text:span>: This should be amended to list some types of documents they would accept.</text:p>
      <text:h text:style-name="Heading_20_2" text:outline-level="2">It's not obvious no results have been found when searching for an unrecognized property</text:h>
      <text:p text:style-name="Text_20_body"><text:span text:style-name="T2">Heuristic</text:span>: Visibility of System Status</text:p>
      <text:p text:style-name="Text_20_body"><text:span text:style-name="T2">Severity</text:span>: 2</text:p>
      <text:p text:style-name="Text_20_body"><text:span text:style-name="T2">Description</text:span>: When I type some text into the search bar and there's no property found, the predictive search box just disappears.</text:p>
      <text:p text:style-name="Text_20_body"><text:span text:style-name="T2">Proposal</text:span>: It'd be more clear what's happening here if there was some kind of "No properties found!" <text:span text:style-name="T1">m</text:span>essage</text:p>
      <text:h text:style-name="P1" text:outline-level="1">User 3</text:h>
      <text:h text:style-name="Heading_20_2" text:outline-level="2">No matches when I've input less than 3 characters or so</text:h>
      <text:p text:style-name="Text_20_body"><text:span text:style-name="T2">Heuristic</text:span>: Visibility of System Status</text:p>
      <text:p text:style-name="Text_20_body"><text:span text:style-name="T2">Severity</text:span>: 3</text:p>
      <text:p text:style-name="Text_20_body"><text:span text:style-name="T2">Description</text:span>: When my search query is less than 3 characters, it looks like there's no results even when t<text:span text:style-name="T1">h</text:span>ere should be.</text:p>
      <text:p text:style-name="Text_20_body"><text:span text:style-name="T2">Proposal</text:span>: Matching results should be shown immediately.</text:p>
      <text:h text:style-name="Heading_20_2" text:outline-level="2">Insufficient documentation on what I need to send</text:h>
      <text:p text:style-name="Text_20_body"><text:span text:style-name="T2">Heuristic</text:span>: Help &amp; Documentation</text:p>
      <text:p text:style-name="Text_20_body"><text:span text:style-name="T2">Severity</text:span>: 3</text:p>
      <text:p text:style-name="Text_20_body"><text:span text:style-name="T2">Description</text:span>: I know that I need to send some documentation. What documentation specifically? How do I send it? (It's not explicit in the text that I need to email it)</text:p>
      <text:p text:style-name="Text_20_body"><text:span text:style-name="T2">Proposal</text:span>: List solid examples of applicable documents, and explicitly state they're going to be recieved by email.</text:p>
      <text:h text:style-name="Heading_20_2" text:outline-level="2">Missing iconography for "Compose Email" button</text:h>
      <text:p text:style-name="Text_20_body"><text:span text:style-name="T2">Heuristic</text:span>: Consistency &amp; Standards</text:p>
      <text:p text:style-name="Text_20_body"><text:span text:style-name="T2">Severity</text:span>: 1</text:p>
      <text:p text:style-name="Text_20_body"><text:span text:style-name="T2">Description</text:span>: The button to open your email client just says "Compose Email." In the larger context of this page, it's not super clear how the process works. You're just registering your account, then all of a sudden you're in your email client, and then people are looking over your documents. There's other related issues here, but one thing stands out is that it could be more obvious where this button is going to take me</text:p>
      <text:p text:style-name="Text_20_body"><text:span text:style-name="T2">Proposal</text:span>: Add an email icon to the butt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6T14:24:51.931977560</dc:date>
    <meta:editing-duration>PT10M20S</meta:editing-duration>
    <meta:editing-cycles>3</meta:editing-cycles>
    <meta:generator>LibreOffice/7.0.4.2$Linux_X86_64 LibreOffice_project/00$Build-2</meta:generator>
    <meta:document-statistic meta:table-count="0" meta:image-count="0" meta:object-count="0" meta:page-count="3" meta:paragraph-count="53" meta:word-count="668" meta:character-count="3927" meta:non-whitespace-character-count="3312"/>
  </office:meta>
</office:document-meta>
</file>